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Zéro</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pas dans la misère et les cris, mais au milieu d'une guerre comme celle qui menace de se rejouer aujourd'hui.</text:p>
      <text:p text:style-name="Preformatted_20_Text"/>
      <text:p text:style-name="Preformatted_20_Text">Et pourtant.</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y suis jamais allé en spécialiste, je n'ai jamais pris de notes en me disant que j'écrirai un roman plus tard.</text:p>
      <text:p text:style-name="Preformatted_20_Text"/>
      <text:p text:style-name="Preformatted_20_Text">Simplement, moi qui suis incapable de vivre dans quelque métropole française que ce soit, <text:s/>étrangement, je me sens chez moi à Saint-Pétersbourg. La proximité de la mer Baltique, peut-être, ou l'impression que la nature disciplinée ne demanderait qu'un moment d'inattention pour reprendre le terrain, ces arbres dans les cours des immeubles de l'époque stalinienne, décoiffés, fourchus, loin des platanes martyrisés des trottoirs parisiens.</text:p>
      <text:p text:style-name="Preformatted_20_Text"/>
      <text:p text:style-name="Preformatted_20_Text">Et surtou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es Russes ont accueilli Poutine en sauveur.</text:p>
      <text:p text:style-name="Preformatted_20_Text"/>
      <text:p text:style-name="Preformatted_20_Text">- Mais c'est un ancien du KGB, ça ne vous fait pas un peu flipper ? </text:p>
      <text:p text:style-name="Preformatted_20_Text">- Justement, tant mieux, il aura du dossier sur tous les oligarques, sur toute la Familia qu'Eltsine a laissé dépouiller le pays. Et pui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prospère était là, mais il est partout. <text:soft-page-break/>Combien de fois, déjà, un Le Pen au second tour de la présidentielle française ? L'insatisfaction des gens, des petites gens, c'est-à-dire de ceux qui se sentent impuissants. Des vieux de soixante-dix ans à qui Eltsine avait offert la propriété de leur appartement, qu'ils avaient vendu pour se faire un pécule, retraite que la crise a fait fondre comme la neige au printemps. Dès l'année suivante, je les voyais passer la serpillière dans les McDonald's de Moscou.</text:p>
      <text:p text:style-name="Preformatted_20_Text"/>
      <text:p text:style-name="Preformatted_20_Text">Alors que j'avançais sur les corrections de mon deuxième roman, la France vacillait sur ses rond-points, et la fureur des Gilets Jaunes me rappelait le goût de ces cataclysmes d'ampleur géologique, lentes montées en pression des injustices d'envergure tectonique, pas tout à fait perceptibles, et qui préparent des tremblements de terre que n'auront vu venir que ceux qui regardaient.</text:p>
      <text:p text:style-name="Preformatted_20_Text"/>
      <text:p text:style-name="Preformatted_20_Text">Les autres veulent danser sur la faille aussi longtemps que possible. Ils veulent penser qu'il y a des secousses partout, que ces menus avertissements ne sont annonciateurs de rien. Et puis, ceux qui souffrent n'ont qu'à être plus polis.</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gonflement tellurique juste avant les apocalypses, l'union nauséabonde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plus la bêt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Arthur Larrue, qui a écrit un livre sur le groupe Voïna, a signé une tribune dans Le Monde pour rappeler que c'était ça, le contrat entre les Russes et leur chef : faites-nous peur tant que vous leur faites peur aussi, à eux, les autres, dehors.</text:p>
      <text:p text:style-name="Preformatted_20_Text"/>
      <text:p text:style-name="Preformatted_20_Text">Et il y a quelques années, c'était ça que me disaient mes amis russes, à leur façon, alors que pointaient pourtant les premiers symptômes de la gueule de bois. Il n'a pas fait ce qu'il aurait fallu, pour l'économie, on tient encore à cause du gaz, du pétrole, et c'est nous qui devrions dominer la nouvelle économie, avec les ingénieurs qu'on a. Bon, au moins, sur la guerre cyber, on n'a rien à craindre de personne.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text:p>
      <text:p text:style-name="Preformatted_20_Text"/>
      <text:p text:style-name="Preformatted_20_Text">Et parfois la défense parano-patriote souligne que la démocratie ne protège pas contre les attentats à la Charlie Hebdo. 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les uns affirmant que Poutine lutte contre le djihad à Homs, à Palmyre ou Alep, les autres persuadés que les opposants démocrates se sont jetés dans les bras de l'état islamique parce que Bachar avait bombardé leurs écoles, leurs mosquées et leurs hôpitaux.</text:p>
      <text:p text:style-name="Preformatted_20_Text"/>
      <text:p text:style-name="Preformatted_20_Text">Et il y a un silence qui gonfle, atteint les murs qui nous entourent.</text:p>
      <text:p text:style-name="Preformatted_20_Text"><text:soft-page-break/></text:p>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e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Si.</text:p>
      <text:p text:style-name="Preformatted_20_Text"/>
      <text:p text:style-name="Preformatted_20_Text">J'y pense tous les jours. Mais il y a des histoires qui demandent à être écrites. Qui l'exigent. Et, chaque fois que j'abandonne, un témoin, un document, un rêve au petit matin se rappellent à moi. Je ne suis spécialiste de rien, et sûrement pas légitime sur le sujet, mais elle ne me laissera pas tranquille, cette histoire, tant que je ne l'aurai pas écrite. Peut-être même qu'il faut l'écrire encore plus maintenant, avec le retour des bruits de bottes. Je n'ai pas bien connu mes grand-parents, ni les catholiques, du côté de ma mère, ni les orthodoxes, les Russes, du côté de mon père. Mais ils partageaient cette conviction des gens qui ont connu la guerre : la valeur d'un homme ne se mesure pas qu'à sa capacité à en tuer un autre.</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Une Renault, en tout cas, puisque depuis trente ans, il n'achetait plus que ça. Je ne comprendrai que bien plus tard le pourquoi de son attachement à la marque. C'est lui qui conduisait, ça je m'en souviens. De toute façon, il avait du mal à laisser conduire ma mè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ma tante. Sauf que j'ai abordé le sujet cent fois avant et cent fois, il m'avait pris pour un débile, croyant s'en tirer avec des "on verra plus tard" avec des "ce n'est pas le moment… "</text:p>
      <text:p text:style-name="Preformatted_20_Text"/>
      <text:p text:style-name="Preformatted_20_Text">Il dirait sans doute qu'il aurait d'abord dû convaincre son beau-frère, mon oncle à moustaches. Parce que c'était lui qui lui avait confié les documents de mon grand-père catholique.</text:p>
      <text:p text:style-name="Preformatted_20_Text"><text:soft-page-break/></text:p>
      <text:p text:style-name="Preformatted_20_Text">Quand ma mère m'en avait parlé,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 ma mèr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qui gronde, mais qui peint et qui se marie à cet artiste un peu coté. Ensemble, ils suivent les traces encore fraîches de Sérusier,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Certains bunkers ont été enterrés depuis. D'autres, plus tard, ont reparu à la faveur d'une grande marée à l'embouchure du fleuve côtier. Et la mairie essaie de les mettre en valeur pour donner un peu d'épaisseur historique à notre station balnéaire.</text:p>
      <text:p text:style-name="Preformatted_20_Text"/>
      <text:p text:style-name="Preformatted_20_Text">Pendant que les Allemands occupaient cette maison, mon grand-père vivait à Paris, avec sa femme, ses quatre filles, son fils qui laissait déjà pousser sa légendaire moustache.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sommes tous là, dans la voiture, et elle se tait. Ma mère, agrégée de physique-chimie, qui a osé défier son milieu en soutenant Rocard, chrétien, certes, mais protestant, et de gauche, et ma tante, médecin, longtemps maire adjointe d'une grande ville des Hauts-de-Seine, se taisent. Elles n'osent pas se dresser contre le diktat des hommes de la famille.</text:p>
      <text:p text:style-name="Preformatted_20_Text"/>
      <text:p text:style-name="Preformatted_20_Text">Sur le moment, c'est ce que je me dis, que le frère, le mari, le patriarcat, puisque le mot est à la mode, leur imposent le silence. Mais peut-être, simplement, ont-elles pensé : "quelle insolence, si on dit non, c'est non."</text:p>
      <text:p text:style-name="Preformatted_20_Text"/>
      <text:p text:style-name="Preformatted_20_Text">L'air se fige comme la graisse d'une sauce qui se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i trente-cinq ans, il aurait eu le temps de raconter, s'il avait voulu. Le peu qu'il ait raconté, c'était sa légende personnelle, combien il était plus courageux que nous ne le sommes, des leçons édifiantes, mais pas de souvenirs, pas d'histoires, pas d'images. Il faudrait parler de la Russie, mais lui a choisi mon deuxième prénom parce que c'était le plus français qu'il ait pu trouver : Eudes. Alors me priver de son histoire, la menace tombe à plat. Mais l'atmosphère, de poisseuse, passe à glaciale.</text:p>
      <text:p text:style-name="Preformatted_20_Text"/>
      <text:p text:style-name="Preformatted_20_Text">Je crois que c'est pour ça qu'il s'arrête à la station Total de Ploermel alors que le réservoir est à trois-quarts plein. Ma mère et ma tante restent dans la voiture.</text:p>
      <text:p text:style-name="Preformatted_20_Text"/>
      <text:p text:style-name="Preformatted_20_Text"><text:soft-page-break/>Je prends mes affaires dans le coffre, et je pars tendre le pouce sur la bretelle d'accès à la quatre-voies. Lorsqu'ils passent devant moi, ma mère me dit, par la fenêtre ouverte : "Ne fais pas ta tête de mule." Une voiture arrive derrière et mon père dit quelque chose comme "ça lui servira de leçon" et il démarre.</text:p>
      <text:p text:style-name="Preformatted_20_Text"/>
      <text:p text:style-name="Preformatted_20_Text">Je reste là quelque minutes, le pouce tendu et puis je marche jusqu'au pont suivant. Je traverse la voie express et je ne tarde pas à monter dans une voiture qui repart dans l'autre sens.</text:p>
      <text:p text:style-name="Preformatted_20_Text"/>
      <text:p text:style-name="Preformatted_20_Text">J'arrive dans la maison d'où nous sommes partis. Ce n'est pas la maison du grand-père, mais une longère que mon père et ma mère ont fait rénover. J'y venais les dimanches soir, y dormir avec mon fils. Comme ça, je pouvais le déposer le lendemain à l'école, plutôt que le dimanche chez sa mère. Je le voyais plus, je la voyais moins. Me retrouver là sans lui me fait un pincement au cœur. Il ne me faut pas un quart d'heure pour retrouver le dossier du grand-père. Je suis hystérique. Je feuillette les pages ronéotypées ou tapées à la machine. Au bout d'une heure, l'enthousiasme est retombé.</text:p>
      <text:p text:style-name="Preformatted_20_Text"/>
      <text:p text:style-name="Preformatted_20_Text">Il n'y a rien. Aucune révélation. Quelques comptes-rendus dans lesquels mon grand-père résume les parcours des uns et des autres, mais ils ont été sérieusement caviardés, des pages manquent, et tout ce qu'on peut comprendre c'est que les gaullistes avaient tenu mon grand-père pour un homme de confiance.</text:p>
      <text:p text:style-name="Preformatted_20_Text"/>
      <text:p text:style-name="Preformatted_20_Text">Je suis là, conscient qu'après avoir fouillé sans autorisation, je ne pourrai plus dormir là avec mon fils. Bien-sûr, plus tard, on finira par s'expliquer, mais plus tard, ce sera déjà trop tard. Mon fils se sera habitué à rentrer chez sa mère à la fin du week-end. 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e referme le dossier, et avant de le ranger j'écris sur un post-it : "trop tard, j'ai tout lu !"</text:p>
      <text:p text:style-name="Preformatted_20_Text"/>
      <text:p text:style-name="Preformatted_20_Text">Et j'ajoute,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text:soft-page-break/>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it travaillé dans les cehmins de fers pendant un an 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i avait repris du service. En mille neuf cent quatre, les Japonais avaient attaqué Port-Arthur, sans prendre la peine d'une déclaration de guerre. Le deux janvier, moins d'un an après, Port Arthur capitulait. Quand il en parlait, et ça n'arrivait quasiment jamais, Valéri ne disait jamais "La Russie a capitulé," il disait "Port Arthur." Le traumatisme avait été immense. La Russie jusque-là se voyait comme une puissance occidentale conquérant la Sibérie aux dépens des asiatiques. Mais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eri et sa femme Sophie divorcèrent. Vint un moment où il avait fallu décider quoi faire de Vsevo.</text:p>
      <text:p text:style-name="Preformatted_20_Text"><text:soft-page-break/></text:p>
      <text:p text:style-name="Preformatted_20_Text">Valéri voulait qu'il intègre le corps des Cadets. Avec des officiers aussi brillants que son fils, la Flotte arriverait à temps sur les champs de Bataille. Vsevo pourrait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i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i.</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à quel point son père en a fini avec la guerre. Comme si c'était sur lui, maintenant, que reposait l'honneur militaire de la famille. La <text:soft-page-break/>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i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i,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i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i voudrait prendre la main de son fils, maintenant qu'ils sont descendus du tramway et s'apprêtent à traverser la grande Nevka qui les sépare de l'Académie navale. Mais Vsévo a l'air tellement sérieux, lui qui n'était qu'un enfant l'été <text:soft-page-break/>dernier, lui qui s'émerveillait devant le vignoble de Staryi Krym. Comme elles semblent loin ces pierres blanchies du pressoir, les rangées de vignes qui donnent aux collines un air bien peigné, avec, comme des épis, quelques vergers 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i : "Vous m'attendrez là pour les formalités, je vais conduire votre fils à l'enrôlement."</text:p>
      <text:p text:style-name="Preformatted_20_Text"/>
      <text:p text:style-name="Preformatted_20_Text">Valéri serre Vsévo dans ses bras, quelques secondes, qu'ils essaient de faire durer, ils s'embrassent, et déjà il faut se séparer. Vsevo se tient devant son père, incline la tête, et son père y trace un signe de croix, une bénédiction suivie d'un baiser, d'une dernière embrassade, et Vse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i,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
      <text:p text:style-name="Preformatted_20_Text">Valéri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i n'a pas de titre de noblesse,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text:soft-page-break/>comme si se réfugier dans son cerveau lui permettait de prendre le contrôle sur son environnement extérieur. Pourquoi est-il est plus impressionné ici que dans 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qui semble vouloir contrarier les velléités de croissance des colonnes. Tout est fait pour qu'on se sente petit. Avant même qu'il ait rencontré un professeur, un officier, chaque cadet se sent encadré par une autorité minérale, verticale, anguleuse, impitoyable.</text:p>
      <text:p text:style-name="Preformatted_20_Text"/>
      <text:p text:style-name="Preformatted_20_Text">Vsévo a l'impression d'avoir compris les trucs d'un magicien, et il sourit. Mais son sourire disparaît quand on appelle enfin son nom, son nom complet, Vsiévolod Valériévitch Gousseff : Vsiévolode Gousseff, fils de Valéri.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La Russie, le Tsar, le Peuple. Theos, Cosmos, Anthropos. 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
      <text:p text:style-name="Preformatted_20_Text">Derrière Vse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Pour les gens de mon âge, élevés dans des familles bourgeoises, ce nom évoque le général Dourakine. Est-ce que les enfants lisent encore ces histoires de la Comtesse de Ségur ? Elles nous paraissaient à la fois vieillottes et cruelles, et le vieux général nous semblait plein de bonté, mais un peu ridicule. Nous n'avions aucune idée du jeu de mot, et de l'impertinence qu'il avait fallu à l'autrice, née Rostopchina, pour travestir Kourakine en Dourakine, qu'on pourrait traduire par Général Limbecile. Parce que Kourakine, c'est cet ambassadeur qui s'emporte face à Napoléon lui-même. C'est le parangon de la <text:soft-page-break/>famille princière, la quintessence de la noblesse russe, le boyard si proche de Dieu qu'il n'a pas besoin de courtiser le Tsar. Quand on s'apelle Boris Alexandrovitch Kourakine on peut marmonner "les jambes, les jambes, on n'a pas 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parce qu'ils aiment ça,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
      <text:p text:style-name="Preformatted_20_Text">C'est Sergueï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e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e demande si elle l'accompagnera ou non en Crimée l'été prochain.</text:p>
      <text:p text:style-name="Preformatted_20_Text"/>
      <text:p text:style-name="Preformatted_20_Text">Il serait d'ailleurs resté un cadet anonyme si, après le corps et l'âme, l'Académie n'avait pas aussi travaillé l'esprit, l'intelligence. En cours de géométrie, un professeur demande de reproduire des figures à main levée. Pour <text:soft-page-break/>aller plus vite, Vsevo prend deux crayons et dessine une figure de chaque main. Il sait vaguement que tout le monde ne peut pas en faire autant, mais pour lui, ça n'a rien d'extraordinaire. Pour ses camarades, en revanche…</text:p>
      <text:p text:style-name="Preformatted_20_Text">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 marché de petits kiosques où on pouvait acheter tout et n'importe quoi. Bien-sûr on se précipitait sur le folklore, les châles, les matriochkas de bois verni qui, comme les époques, s'emboîtent les unes dans les autres. Mais on 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Et tous, nous avions acheté des montres à gousset à l'effigie de Lénine. Certains avaient réussi à trouver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décorés d'une ancre, magnifiques et inutiles, parce que l'inviolabilité du manteau face au froid quasi polaire était assurée par des agrafes qui croisaient les pans et cintraient le tout à la taille. Nous en avions tous acheté un.</text:p>
      <text:p text:style-name="Preformatted_20_Text"/>
      <text:p text:style-name="Preformatted_20_Text">J'étais sûr d'avoir acquis le manteau de l'amiral Koltchak, sinon du tsar lui-<text:soft-page-break/>même ! Je fus un peu déçu quand Elena [prénom à changer] me révéla que si le \Phi doré qu'arboraient mes épaulettes signifiait bien "flotte", j'avais probablement acheté le manteau d'un cadet de la marine, pas plus prestigieux que 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ce n'était pas vraiment une chance. Imaginez un russe qui vous dirait, presque sans accent : " bonjour, je parle très peu français, pourriez-vous parler lentement s'il vous plaît ?"</text:p>
      <text:p text:style-name="Preformatted_20_Text"/>
      <text:p text:style-name="Preformatted_20_Text">Vous lui répondriez peut-être doucement pendant quelques phrases, puis vous repasseriez à votre rythme naturel, prenant pour de la fausse modestie les appels désespérés de votre interlocuteur.</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On me l'avait présenté comme Yanushié Sergueï, et comme Yanushié ne sonnait pas russe, ni comme prénom ni comme nom de famille, je ne savais pas si Yanushié était son nom de famille ou s'il avait un prénom composé.</text:p>
      <text:p text:style-name="Preformatted_20_Text"/>
      <text:p text:style-name="Preformatted_20_Text">Je n'ai jamais compris pourquoi je me faisais une gloire de bien tenir l'alcool. J'imagine que j'avais assimilé les valeurs virilistes débiles du vingtième siècle finissant. Confusément, je sentais bien que je n'avais aucun mérite personnel à avoir un plus gros volume sanguin, ou un foie qui métabolisait l'éthanol plus vite que les autres. Ou alors c'étaient que mes reins étaient capables de l'excréter avant même que le foie intervienne. Je sais que ça ne marche pas comme ça, mais j'allais pisser environ tous les quarts d'heure. À défaut d'avoir pris une cuite avant mes quinze ans, j'avais pu observer mon père, mon oncle, mes cousins : un petit verre de vodka, un verre d'eau. Un petit verre de vodka, un peu de nourriture, un verre d'eau, à Pâques, à Noël, que nous ne fêtions pas en même temps que les autres Français.</text:p>
      <text:p text:style-name="Preformatted_20_Text"/>
      <text:p text:style-name="Preformatted_20_Text">Les autres, les catholiques, se rangeaient bêtement à ce traître de calendrier grégorien, hérésie papiste en vigueur depuis seulement quatre cents ans et qui <text:soft-page-break/>n'avait pour seul avantage que d'être en accord avec les astres et les saisons et la logique élémentaire, alors que les orthodoxes (étymologiquement, les tenants du droit chemin), en pinçaient pour le calendrier julien, qui présentait un décalage de 13 jours avec la totalité de l'humanité. Les Soviétiques, eux, avaient cédé et s'étaient alignés sur le reste du monde, comme nos verres, alignés devant nos jambes en tailleur.</text:p>
      <text:p text:style-name="Preformatted_20_Text"/>
      <text:p text:style-name="Preformatted_20_Text">Lorsque Yanushié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Yanushié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rtîmes, frissonnants, fous, et fiers d'être fous.</text:p>
      <text:p text:style-name="Preformatted_20_Text"/>
      <text:p text:style-name="Preformatted_20_Text">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soft-page-break/>---</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Il y a près de dix mille personnes qui participent à la procession. Tout devant, le prêtre de l'académie. Pendant l'année, il n'est pas le personnage le plus respecté des cadets. Les plus fervents le voient comme un aumônier dont le principal devoir est de se contorsionner pour faire coïncider le message d'amour du Christ Sauveur et l'enseignement de la guerre, de la mort, qui est la raison d'être de l'école navale. Les autres le voient surtout comme un surveillant de plus, un super pion auquel il faut se confesser avant la communion, mais qui peut aussi vous faire renvoyer de l'école s'il vous attrape à boire de l'alcool dans la cour de l'église. Mais aujourd'hui, il avance, en majesté, devant les diacres qui portent les bannières et les icônes. L'air lui-même devient mystique,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evo se demande s'il les envie ou s'il les plaint.</text:p>
      <text:p text:style-name="Preformatted_20_Text"/>
      <text:p text:style-name="Preformatted_20_Text">Sa réussite scolaire ne fait déjà plus de doute, et il se perfectionne chaque jour sur les aspects militaires. Il pourrait s'y voir. Mais se trouver comme ça, exposé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Il n'y aura pas de ces liturgies que Stoliaroff trouve interminables, mais des bénédictions pour le Tsar, la Russie, Saint-Paul, la Marine, l'évêque, l'archevêque, et cela aussi peut durer des heures. Mais on est des milliers, les uns contre les autres, on a moins de crainte de froid et de l'ennui que d'envie d'être vus, d'être là, d'en être.</text:p>
      <text:p text:style-name="Preformatted_20_Text"/>
      <text:p text:style-name="Preformatted_20_Text">Du dîner de gala qui suit, les cadets ne sauront que ce que leur apprendra le compte rendu officiel que Kourakine arrive toujours à se procurer. </text:p>
      <text:p text:style-name="Preformatted_20_Text"/>
      <text:p text:style-name="Preformatted_20_Text">On est loin des toasts spontanés, chacun son tour, guidés seulement par l'ordre aléatoire dans lequel on s'est assis pour l'anniversaire de la babushka.</text:p>
      <text:p text:style-name="Preformatted_20_Text"/>
      <text:p text:style-name="Preformatted_20_Text">Chaque ministre présent, chaque officier dira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de Grigori Raspoutine. Le tsar a passé l'année à visiter les hôpitaux de campagne, à se rendre sur les différents fronts et quelques jours avant la fête <text:soft-page-break/>des cadets, il passe en revue les régiments de Cosaques, à côté de la stavka, le quartier général des armées qu'il a fait déplacer à Moguilev. C'est là qu'est né Vsevo, en Russie blanche, plus proche des combats, à l'ouest.</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text:p>
      <text:p text:style-name="Preformatted_20_Text"/>
      <text:p text:style-name="Preformatted_20_Text">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i a repris le service, obsédé par les routes, les ponts, par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était tombée la pluie libératrice et qu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text:soft-page-break/></text:p>
      <text:p text:style-name="Preformatted_20_Text">Pour Vse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que Valéri a nommé intendant du domaine, appelle Vsevo Bartchouk, le fils du barine, le fils du maître. Vsevo ne sait pas si c'est une forme de respect de la tradition ou si c'est une gentille moquerie, mais il sait que si Ioufan l'appelait Vsevolode Valerievitch, il aurait l'impression d'avoir l'âge de son père.</text:p>
      <text:p text:style-name="Preformatted_20_Text"/>
      <text:p text:style-name="Preformatted_20_Text">Valéri a confié Vsevo à Ioufan pour qu'il lui fasse faire le tour du domaine. Peut-être aussi qu'il n'est pas très à l'aise quand son fils et sa nouvelle femme sont ici en même temps. Mais Valéri et Tatiana n'ont que peu de temps avant de retrouver le front. </text:p>
      <text:p text:style-name="Preformatted_20_Text"/>
      <text:p text:style-name="Preformatted_20_Text">- Mais, papa, tu pourrais me montrer toi-même . Après tout, c'est toi qui décide ce qui se fait ici, non ? C'est toi qui connais le mieux le domaine ?</text:p>
      <text:p text:style-name="Preformatted_20_Text">- Je ne sais pas si je décide ou si je valide ce que me souffle Ioufan !, dit Valéri. Mais surtout, je ne te confie pas à lui pour qu'il t'apprenne, en un jour, à administrer le domaine, mais pour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e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e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
      <text:p text:style-name="Preformatted_20_Text">- Mais Dieu a quand même voulu que vous soyez libres, maintenant…</text:p>
      <text:p text:style-name="Preformatted_20_Text"/>
      <text:p text:style-name="Preformatted_20_Text">Ioufan et Vsevo sont arrivés en haut de la colline à laquelle est accroché le domaine. Ioufan reprend son souffle et la beauté du paysage coupe celui de Vsevo. Les vignes alignées comme un velours côtelé alternent avec les vergers d'abricotiers. Des murets laissent deviner les limites des domaines.</text:p>
      <text:p text:style-name="Preformatted_20_Text"><text:soft-page-break/></text:p>
      <text:p text:style-name="Preformatted_20_Text">Sur une autre colline, plus haute, un garçon surveille des moutons. Vse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rompent de Dieu.</text:p>
      <text:p text:style-name="Preformatted_20_Text"/>
      <text:p text:style-name="Preformatted_20_Text">L'évocation de Dieu rappelle à Vse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i.</text:p>
      <text:p text:style-name="Preformatted_20_Text"/>
      <text:p text:style-name="Preformatted_20_Text">- Mais Stoliaroff, lui, continue Vse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i,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text:soft-page-break/>Valéri porte une barbe touffue, et des moustaches imposantes, fuselées. Eiffel porte la barbe, Tesla, la moustache, François Briau rien du tout. Mais l'ingénieur Vladimir Choukov porte la barbe, et tout le monde admire ses tours hyperboloïdes, alors pour le moment, il la garde.</text:p>
      <text:p text:style-name="Preformatted_20_Text"/>
      <text:p text:style-name="Preformatted_20_Text">Vsevo commence à se poser la question du rasage. Sa barbe n'est qu'un duvet et elle révélerait sa jeunesse, sa fragilité. Personne ne veut avoir l'air fragile à 15 ans.</text:p>
      <text:p text:style-name="Preformatted_20_Text"/>
      <text:p text:style-name="Preformatted_20_Text">Valéri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e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i.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evo et son père à jamais. </text:p>
      <text:p text:style-name="Preformatted_20_Text"/>
      <text:p text:style-name="Preformatted_20_Text"/>
      <text:p text:style-name="Preformatted_20_Text">---</text:p>
      <text:p text:style-name="Preformatted_20_Text"><text:soft-page-break/></text:p>
      <text:p text:style-name="Preformatted_20_Text"># 11_Onze Staline depouille un train</text:p>
      <text:p text:style-name="Preformatted_20_Text"/>
      <text:p text:style-name="Preformatted_20_Text">Onze</text:p>
      <text:p text:style-name="Preformatted_20_Text"/>
      <text:p text:style-name="Preformatted_20_Text">Vsevo est dans le train qui le mène à Saint-Pétersbourg.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e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evo finit par se dire que ce n'est pas la peur du combat, ni la peur de se faire tuer, ni le dégoût de tuer qui lui ont fait quitter l'armée - après tout, les officiers n'y sont pas si souvent confrontés - mais un manque de goût pour le commandement. Au final, monter en grade, à moins d'être un Kourakine ou un Alexeiev, c'est ne pas décider grand-chose, mais devoir quand même donner des ordres. Au moins, dans le génie, ceux qui obéissent construisent, ils voient que les ordres font naître quelque chose.</text:p>
      <text:p text:style-name="Preformatted_20_Text"/>
      <text:p text:style-name="Preformatted_20_Text">Maintenant, le train qui traverse les plaines un peu tristes qui séparent Koursk de Belgorod rappelle à Vse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e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 verre en métal. Elle remplit mon gobelet, mais elle avait raison et je me retrouve avec les mains brûlées. Allez, riez, riez, mais ce n'était pas à cause 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text:soft-page-break/>ils se répartissent le boulot. Nous étions en famille, Sophia et Vsiévo étaient restés dans le compartiment. Il <text:s/>en a un qui attrape un gamin, la mère refuse de lui lâcher la main alors il lui colle un pistolet sur la tempe, un Nagant, qu'il a dû voler à l'un d'entre nous. Il les éloigne du mari, qui n'est pas idiot et qui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text:p>
      <text:p text:style-name="Preformatted_20_Text"/>
      <text:p text:style-name="Preformatted_20_Text">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evo arrive à <text:s/>Petrograd, où <text:s/>il retrouve sa mère Sophie sur le quai de la gare. Il va vivre avec elle à Tsarskoie Selo, le Versailles russe, à quelques kilomètres de Petrograd, pendant les quelques semaines qui le séparent de son retour à l'Académie.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evo un sentiment de familiarité. 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ciaire tenace voulait que les femmes responsables des wagons soit de confession israe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ssait de cent ans. À la rentrée, Vsevo, comme tous les élèves de sa classe, ne rêve d'une chose, aller se battre contre l'Allemand, le Prussien, le Hongrois, gagner ses galons non plus sur les bancs <text:soft-page-break/>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arrêterons le Prussien comme nous avons arrêté le Corse, comme tous ceux qui menacent la Sainte Russie et qui veulent dévorer l'Europe.</text:p>
      <text:p text:style-name="Preformatted_20_Text">- Ceux qui reviennent sont ceux qui sont blessés, normal qu'ils soient aigris, dit Vse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e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evo. Les soldats qui reviennent du front gardent les dents serrées, mais leurs mères, leurs sœurs, leurs femmes… Ce sont les femmes qui sont dans la rue.</text:p>
      <text:p text:style-name="Preformatted_20_Text">-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evo. Ce serait comme manger le dessert avant le plat de résistance.</text:p>
      <text:p text:style-name="Preformatted_20_Text">- Et si la guerre finit avant qu'on sorte de l'Académie ? dit Kourakine. On va finir puceaux ?</text:p>
      <text:p text:style-name="Preformatted_20_Text">- Pour moi, c'est décidé, du coup, dit Stoliaroff. Je suis contre les <text:soft-page-break/>socialistes :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c'est juste, pour une fois, la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éviques ont réussi à situer, pour toujours, la Révolution Russe en octobre. Parce qu'ils ne sont pas là, ou alors pas nombreux, le trois mars mille neuf cent dix-sept parmi les ouvriers des usines Poutilov qui descendent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Vsevo, lui, sait que si on demandait à son père, il ferait remonter tout ça à la défaite contre le Japon, quand tout a vacillé. Non seulement l'Empire Russe, mais une vision du monde. C'est la fin d'une naïveté chevaleresque qui faisait croire qu'on déclarait la guerre avant de la faire, qui faisait croire que la bravoure des soldats et le génie tactique des généraux permettaient de la gagner.</text:p>
      <text:p text:style-name="Preformatted_20_Text"/>
      <text:p text:style-name="Preformatted_20_Text">Mais l'entrée du monde dans la modernité, c'est la montée en puissance du complexe militaro-industriel. </text:p>
      <text:p text:style-name="Preformatted_20_Text"/>
      <text:p text:style-name="Preformatted_20_Text">Soixante-dix mille Russes tués dans la bataille de Tsushima. Et autant de japonais. Mais ce qui fait la différence, c'est l'artillerie, la capacité de production d'obus, la logistique, l'approvisionnement. Ce qui a permis à la Russie d'éviter une humiliation plus grande, ce n'est pas la qualité des tactiques militaires, c'est le transsibérien. Valéri est même persuadé que si l'on a perdu la guerre contre le Japon, c'est à cause des ingénieurs : ils ont laissé deux formats de voies différents, qui obligent à des transbordements absurdes au passage du lac Baïkal.</text:p>
      <text:p text:style-name="Preformatted_20_Text"/>
      <text:p text:style-name="Preformatted_20_Text">C'est peut-être cela qui l'a poussé à quitter la carrière et à devenir ingénieur dans le civil. Parce que la stabilité de la Russie dépend maintenant de sa place dans cette course en avant qu'on appelle le progrès.</text:p>
      <text:p text:style-name="Preformatted_20_Text"/>
      <text:p text:style-name="Preformatted_20_Text">Alors pour lui, la révolution, elle n'a jamais cessé de couver, depuis ce dimanche sanglant de janvier 1905. C'était déjà les ouvrier des usines Poutilov, que ce Gapone avait fait descendre dans la rue. Et bien sûr, ce Gapone, son association de travailleur, ce n'était rien d'autre qu'un syndicat. Mais il l'avait monté pour ainsi dire à la demande de la police, et puis il était prêtre, pas bolchévique. Et qui veut voyager loin ménage sa monture. Ces Smirnoff, c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a.</text:p>
      <text:p text:style-name="Preformatted_20_Text"/>
      <text:p text:style-name="Preformatted_20_Text"><text:soft-page-break/>Mais on avait tout réformé à l'envers. Trop vite, et trop peu, et mal. Il aurait fallu remettre à leur place les patrons, et on aurait remis à leur place les ouvriers, et au lieu de ça, on a dû tirer sur la foule. Et comme pour s'en repentir, faire ces réformes à la va-vite. Sans ouvertement critiquer le Tsar, Valéri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e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et, pire, les Anglais."</text:p>
      <text:p text:style-name="Preformatted_20_Text"/>
      <text:p text:style-name="Preformatted_20_Text">Ce "on" n'était pas "nous, les Russes", c'était "eux, les industriels."</text:p>
      <text:p text:style-name="Preformatted_20_Text"/>
      <text:p text:style-name="Preformatted_20_Text">" Pendant la bataille des Carpates, on leur a livré des balles qui n'allaient pas dans leur fusil, et on voudrait que le moral des soldats nous porte vers la victoire ?"</text:p>
      <text:p text:style-name="Preformatted_20_Text"/>
      <text:p text:style-name="Preformatted_20_Text">Pour Vsevo, Stoliaroff et Kourakine, l'image de la guerre devient floue. Leur impatience d'aller y faire leurs armes, de montrer leur valeur et d'y apprendre à commander cède la place à une vague angoisse, celle qu'on ressent quand on monte à l'échelle d'un plongeoir, un mélange d'excitation, d'appréhension : et si ça se passait mal, là-bas ?</text:p>
      <text:p text:style-name="Preformatted_20_Text"/>
      <text:p text:style-name="Preformatted_20_Text">La hiérarchie fait tout pour que l'Académie <text:s/>reste une enceinte étanche, pour empêcher que les cadets réalisent à quel point ça se passe mal, là-bas,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e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e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text:soft-page-break/>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
      <text:p text:style-name="Preformatted_20_Text">C'est fini, on ne traite plus Vse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 mais il est difficile de savoir la part d'exagération. </text:p>
      <text:p text:style-name="Preformatted_20_Text"/>
      <text:p text:style-name="Preformatted_20_Text">Les soldats les plus loyaux restent au front, mais tous les soldats du front ne comptent pas le rester.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î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evo. </text:p>
      <text:p text:style-name="Preformatted_20_Text">Pourtant, c'est vrai qu'inconsciemment, pour eux tous, le combat, le danger, c'est pour les hommes du rang, et pour les gars comme eux, les sous-officiers, ou des lieutenants, à la limite. Les colonels, comme l'oncle Kourakine, comme Valéri Iakovlevitch, les généraux, ça dirige depuis l'arrière. Et puis Vse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Stoliaroff, on ne se démet du pouvoir accordé par Dieu comme on décide de céder les clefs d'une usine, juste parce qu'on est fatigué que les ouvriers soient mécontents. </text:p>
      <text:p text:style-name="Preformatted_20_Text">- Tu ne comprends pas. Il a demandé leur avis aux généraux de l'état major. Pas un ne l'a dissuadé. Et maintenant, ils se plaignent tous de sa lâcheté, alors <text:soft-page-break/>qu'il n'a fait que les écouter. </text:p>
      <text:p text:style-name="Preformatted_20_Text">- Et maintenant, on a ce drôle de double pouvoir, dit Vsevo. On ne sait plus qui décide qui. Le gouvernement provisoire ? Le Soviet ? Et jusqu'où ? Quand mon train a fait un arrêt à Koursk, il y avait des bagarres entre les soviets des ouvriers, des paysans, des soldats et les Zemtsvos. </text:p>
      <text:p text:style-name="Preformatted_20_Text">- C'est de la connerie, cette histoires de soviets, dit Stoliaroff. Alexandre II 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e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text:soft-page-break/>- Tu ne sais plus qui défendre ? Demande toi qui combattre ! dit Stoliaroff. "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 Et toi, Vsevo, t'en penses quoi ? dit Kourakine.</text:p>
      <text:p text:style-name="Preformatted_20_Text"/>
      <text:p text:style-name="Preformatted_20_Text">Vse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v veut devenir ministre des armées. Mais il parle plus de redresser la discipline dans les rangs que de gagner la guerre contre les puissances centrales. C'est vrai, les marins de Kronstadt sont comme une mer qui gronde, une houle qui se lève et chaque vague menace de dépasser le seuil critique au-dessus duquel elle déferlera sur la ville. Depuis qu'il n'est plus nécessaire d'appartenir à la noblesse héréditaire pour entrer à l'Académie, depuis les mutineries de mille neuf cent-cinq, chacun se demande qui est loyal à qui. Maintenant, on change de Douma tous les quatre mois, et le gouvernement est toujours <text:s/>"provisoire." </text:p>
      <text:p text:style-name="Preformatted_20_Text"/>
      <text:p text:style-name="Preformatted_20_Text">- Moi, dit Vse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evo au cœur. Depuis l'abdication du Tsar, l'Empire a perdu son Nord. La Révolution fait tourner la Russie sur elle-même, c'est une force centrifuge qui menace d'éjecter tout ce qui est en périphérie. Du Caucase, déjà, étaient parties des salves de <text:soft-page-break/>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e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Aucun des colons qui ont travaillé dur à cultiver une terre qui n'était pas la leur ne peut comprendre qu'elle cherche à rejeter celui qui l'a rendue fertile. Aucune famille abusive ne peut comprendre celui ou celle qui cherche à la quitter. Vsevo passe sa nuit les yeux ouverts, incapable d'esquiver les questions qui accélèrent son souffle. </text:p>
      <text:p text:style-name="Preformatted_20_Text"/>
      <text:p text:style-name="Preformatted_20_Text">Où est son père, à présent ? Sur quel front le colonel du génie a-t-il été envoyé à nouveau ? Est-ce qu'il s'est assuré que sa première femme s'en sorte, si lui ne s'en sortait pas ? À qui reviendra la maison, de Theodosia, et le domaine de Strayï Krym ?</text:p>
      <text:p text:style-name="Preformatted_20_Text"/>
      <text:p text:style-name="Preformatted_20_Text">C'est le clairon, c'est le réveil, aujourd'hui, on saura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out a commencé en chansons. Toutes les marseillaises, la française, et celle des étudiants, celle des travailleurs, issue d'un poème de Lavrov. C'est elle que le gouvernement provisoire a choisi comme hymne après l'abdication du Tsar, peut-être pour contrer la popularité montant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evo, le Garde-Marine ( Note Bas de Page : élève officier de dernière année avant de devenir Mitchman, soit sous-lieutenant) attend une instruction, les mains crispées sur la mitrailleuse. "Tout le pouvoir aux soviets." Ils sont moins d'une dizaine d'hommes pour défendre ce bâtiments d'où les jeunes conscrits partent au front. Vsevo a beau être du bon côté de la mitrailleuse, c'est la foule qui semble avoir le dessus. Elle s'avance. Trop. Vsevo entend un ordre qu'il ne comprend pas bien. Le servant de la mitrailleuse tire une salve de semonce vers le ciel. La foule la plus proche se comprime avec un cri de surprise, suivi de quelques secondes de stupeurs.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e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text:soft-page-break/>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Dans ta sueur, l'avare déchire ta dernière miette de pain." Des marins attrapent leur couvre-chef et le tiennent à la main. Même lorsqu'ils fuient pour sauver leur vie, il ne faut pas perdre un élément de l'uniforme. Vsevo sait que les sanctions des officiers sont terribles si on perd son calot. </text:p>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îtant. " Et l'amour fraternel..." Certains fuient, d'autres s'avancent, le flux et le reflux : ce sont des gardes rouges. Des milices qui s'organisent toutes seules, par usine, qui ne prennent d'ordre ni des socialistes révolutionnaires ni du gouvernement provisoire. " Et l'amour fraternel..." Vse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evo et s'installe derrière la mitrailleuse. Tout est allé si vite que Vsevo n'a même pas vu mourir le servant d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e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8_Dix-huit Sophie Kostenko</text:p>
      <text:p text:style-name="Preformatted_20_Text"/>
      <text:p text:style-name="Preformatted_20_Text">L'odeur de la poudre et l'odeur du sang dans les rues de Petrograd. </text:p>
      <text:p text:style-name="Preformatted_20_Text"/>
      <text:p text:style-name="Preformatted_20_Text">Lors des scènes de chaos, Vsevo a cru voir des cadets se ranger du côté des insurgés. Sur son coude il sent la pression de la soldate : il n'y a plus de munition, il faut se replier. Des renforts loyalistes commencent à faire refluer les émeutiers et leurs gardes rouges. </text:p>
      <text:p text:style-name="Preformatted_20_Text">" Ne rejoins pas l'Académie ce soir, gamin, les marins traînent autour, s'ils t’attrapent en uniforme, tu vas passer un mauvais quart d'heure. Remonte la rue Sadovaia, il y a des cadets là-bas, on verra ce qu'on fait de vous. " Au lieu de lui faire un salut militaire, elle le serre rudement dans ses bras, puis retourne vers la perspective Nevski. </text:p>
      <text:p text:style-name="Preformatted_20_Text"/>
      <text:p text:style-name="Preformatted_20_Text">Alors la dissociation cesse. </text:p>
      <text:p text:style-name="Preformatted_20_Text"/>
      <text:p text:style-name="Preformatted_20_Text">Les émotions tenues à distance par le bruit, par le danger tentent d'affleurer à la conscience de Vsevo. Elles deviennent une menace : il faut d'abord se mettre à l'abri. Vsevo commence à courir, il descend la rue Sadovaia, arrive sur les quais de la Fontanka. La vue des berges, de l'eau, lui apporte un répit et il reconnaît Kourakine et Stoliarov. Ce dernier a une coupure sur le front, du sang <text:soft-page-break/>dans les sourcils. Kourakine, lui, regarde vers le canal, les mains posées sur la rambarde, des halètements amples et rapides soulèvent son dos. Ils veulent retourner à l'Académie, mais Vsevo les en dissuade. </text:p>
      <text:p text:style-name="Preformatted_20_Text">Les rues se vident, ceux qui se croisent se fuient, la situation est moins claire que le ciel. Au mois de Juillet, à la latitude de Petrograd, il ne fait jamais vraiment nuit. Vsevo propose de rejoindre l'appartement de sa mère. Ils éviteront ainsi les bâtiments militaires et pourront retourner à l'Académie quand la situation sera moins trouble. </text:p>
      <text:p text:style-name="Preformatted_20_Text"/>
      <text:p text:style-name="Preformatted_20_Text">- Mais les officiers croiront qu'on a fait défection, dit Stoliaroff. </text:p>
      <text:p text:style-name="Preformatted_20_Text">- Avec qui étiez-vous ? demande Vsevo. Est-ce qu'ils pourront témoigner en votre faveur ? </text:p>
      <text:p text:style-name="Preformatted_20_Text">- Oui, il y a les grade-marines, et l'officier Vereshaguine...</text:p>
      <text:p text:style-name="Preformatted_20_Text"/>
      <text:p text:style-name="Preformatted_20_Text">Kourakine, qui n'a encore rien dit se retourne. </text:p>
      <text:p text:style-name="Preformatted_20_Text"/>
      <text:p text:style-name="Preformatted_20_Text">- Et ils pourront demander aux Russes qu'on a tués s'ils étaient contre le gouvernement, ou simplement pour l'approvisionnement. Ces russes qui demandaient du pain et qui on reçu du plomb. </text:p>
      <text:p text:style-name="Preformatted_20_Text"/>
      <text:p text:style-name="Preformatted_20_Text"><text:s/>Il est livide, ses mains tremblent. Stoliaroff s'apprête à discuter et Vsevo lui dit : "Laisse, Mikhaïl." Il s'approche de Kourakine, le prend dans ses bras et le serre comme la soldate l'a serré lui. Kourakine ne réagit pas mais il se laisse faire. </text:p>
      <text:p text:style-name="Preformatted_20_Text"><text:s/>- Il faut se planquer chez ma mère, mon vieux, dit Vsevo. </text:p>
      <text:p text:style-name="Preformatted_20_Text"/>
      <text:p text:style-name="Preformatted_20_Text">Il l'entraîne et se met à courir, juste assez vite pour qu'ils n'aient pas assez de souffle pour parler. </text:p>
      <text:p text:style-name="Preformatted_20_Text"/>
      <text:p text:style-name="Preformatted_20_Text">Sur la porte il y a écrit Sophie Kostenko, le nom de jeune fille que sa mère a repris depuis son divorce. Pour la première fois, sans doute à cause du choc de l'universal de la Rada, Vsevo réalise que c'est un nom ukrainien. Il frappe à la porte, et rien ne se passe. Pourtant, c'est bien ici qu'elle vit depuis qu'elle a quitté Tsarskoie Sielo. Il faut qu'il crie : " Maman, c'est moi, c'est Vsévolode !" pour que la porte s'ouvre sur le visage renfrogné d'une jeune cuisinière. Derrière, Sophie Maximovna a l'air effrayée, elle tient une canne à la main et semble prête à s'en servir comme d'une arme, ce qui fait sourire Vsevo. Lorsqu'elle le reconnaît, elle fond en larmes et ordonne à la cuisinière, en français, de le laisser entrer. </text:p>
      <text:p text:style-name="Preformatted_20_Text"/>
      <text:p text:style-name="Preformatted_20_Text">Dans le vestibule, puis dans le petit salon, les trois cadets prennent conscience de leur état : les uniformes tâchés de sang et l'odeur de la sueur, de la poudre, contrastent avec la délicatesse du logement bourgeois de sa mère. Rien ne laisse apparaître qu'on manque de pain à Petrograd. Pourtant sa mère s'excuse du peu qu'elle a à leur offrir. Ce n'est pas quelle manque d'argent, c'est que tout est difficile à trouver. </text:p>
      <text:p text:style-name="Preformatted_20_Text">La cuisinière ne discute pas quand Sophie lui demande de préparer quelque chose pour les trois adolescents, mais son visage se ferme un peu plus : il doit être deux heures du matin. Sophie repasse au russe. </text:p>
      <text:p text:style-name="Preformatted_20_Text">- J'avais peur que ce soit elle qui cède la première à l'appel des socialistes, tu sais, ces Français ont un goût pour les révolutions. Mais c'est la gouvernante qui est allée manifester. Je suis perdue, je ne sais pas ce qu'ils nous reprochent. Je leur paie leurs gages rubis sur l'ongle, elles ont droit à leur repos, leur chambre, on n'a jamais battu personne. </text:p>
      <text:p text:style-name="Preformatted_20_Text"/>
      <text:p text:style-name="Preformatted_20_Text">Vsevo, Stoliaroff et Kourakine acquiescent de la tête, mais aucun d'entre eux ne relance la conversation. Ils viennent de voir mourir des femmes et des hommes pour la première fois de leur vie, il ne leur reste plus de compassion pour s'émouvoir des problèmes de personnel d'une maîtresse de maison.</text:p>
      <text:p text:style-name="Preformatted_20_Text">Le retour de la cuisinière interrompt le silence qui commence à devenir gênant. </text:p>
      <text:p text:style-name="Preformatted_20_Text">Elle a servi des pommes de terre, avec des boulettes de viande qui semblent surtout contenir de la farine et des oignons. Sophie se retire et les trois cadets se retrouvent à l'étage, dans la chambre de Vsevo. Il propose son lit à Kourakine et montre à Stoliaroff une chambre d'amis. </text:p>
      <text:p text:style-name="Preformatted_20_Text"><text:soft-page-break/>Une fois redescendu au salon, il n'y a plus ni bruit, ni course, ni sa mère pour retenir ses émotions. Les images reviennent. Une joue arrachée, un homme fauché en pleine course, un cheval qui s'affale et une foule qui menace, une foule qui s'approche, en boucle, qui ne vous atteint jamais mais qui menace, qui menace... Il voudrait pleurer mais sa gorge n'est qu'un nœud. Pourtant on entend des sanglots. Il remonte l'escalier. Il fait exprès de faire du bruit, pour laisser à Kourakine le temps de retrouver une contenance. Il frappe à la porte et Kourakine répond : </text:p>
      <text:p text:style-name="Preformatted_20_Text">- Entre mon vieux, j'ai dû prendre un chaud et froid avec tout ça. </text:p>
      <text:p text:style-name="Preformatted_20_Text">Mais quand Vsevo entre il se remet à pleurer franchement, assis sur le lit. De l'autre côté du mur, Stoliaroff ronfle.</text:p>
      <text:p text:style-name="Preformatted_20_Text"/>
      <text:p text:style-name="Preformatted_20_Text">- Des Russes, mon vieux, on tire pour la première fois, et on ne tue pas des Prussiens, des Allemands, on tire sur des Russes. J'aurais pu supporter qu'on tire sur des Français, c'est des alliés, bien-sûr, mais bon, c'est des Français. <text:s/>Mais on s'est tirés dessus nous-mêmes. </text:p>
      <text:p text:style-name="Preformatted_20_Text">- Je sais, je sais, dit Vsevo, mais...</text:p>
      <text:p text:style-name="Preformatted_20_Text"/>
      <text:p text:style-name="Preformatted_20_Text">Vsevo voudrait dire : "qu'aurait-on pu faire d'autre ?" mais un mot de plus et il se mettrait à pleurer, lui aussi. Et puis, ils ne savent pas qui blâmer. Les bolcheviques, qui excitent les foules avec leurs idées venues de l'étranger ? Les gardes rouges, ces milices de manufacture, auxquelles les soldats donnent en douce leurs armes, et qui ne répondent à personne ? Les Poutiloff et autres patrons d'usine, qui exploitent les ouvrier jusqu'à la colère ? Le gouvernement provisoire qui gère si mal la guerre, au font comme à l'arrière ?</text:p>
      <text:p text:style-name="Preformatted_20_Text">Le peuple est épuisé, tout le monde est épuisé, et au matin, Stoliaroff trouve Kourakine endormi sur son lit, toujours en uniforme, et Vsevo en caleçon, à ses pieds, allongés sur un tapis. </text:p>
      <text:p text:style-name="Preformatted_20_Text"/>
      <text:p text:style-name="Preformatted_20_Text">- Les gars...</text:p>
      <text:p text:style-name="Preformatted_20_Text">Vsevo se réveille d'un coup. </text:p>
      <text:p text:style-name="Preformatted_20_Text">- Quelle heure est-il ? </text:p>
      <text:p text:style-name="Preformatted_20_Text">- Il doit être cinq heures. </text:p>
      <text:p text:style-name="Preformatted_20_Text">C'est dur à dire, l'été, avec la nuit qui ne tombe jamais. </text:p>
      <text:p text:style-name="Preformatted_20_Text"/>
      <text:p text:style-name="Preformatted_20_Text">Vsevo ne veut réveiller ni sa mère ni la cuisinière. Il fait chauffer l'eau et trouve la réserve de "pastiels," ces confiseries avec lesquelles on sert le thé. </text:p>
      <text:p text:style-name="Preformatted_20_Text"/>
      <text:p text:style-name="Preformatted_20_Text">- Je reviens, dit-il après avoir servi ses camarades. </text:p>
      <text:p text:style-name="Preformatted_20_Text"/>
      <text:p text:style-name="Preformatted_20_Text">A l'étage, il entrouvre la porte de la chambre de sa mère. Elle dort sur le dos, les poings serrés, les sourcils froncés, le visage contracté. Vsevo la plaint. Malgré la réserve de confiseries, malgré la gouvernante, la cuisinière, il sait que sa vie n'est plus enviable, aujourd'hui. Personne ne racontera son histoire. Contrairement à son père, elle n'a pas d'anecdotes de voyages, pas de hauts faits de guerre. Quand son mari partait de longs mois, elle restait en Russie, tantôt à Mohilev, tantôt à Petrograd, là où il lui disait d'être, occupée à recevoir, à échanger avec d'autres femmes d'officier. Finalement, Vsevo la connaît moins bien que sa niania, la nounou qui les accompagnait d'une affectation à l'autre. Puis, comme ça se faisait pour les garçons de son âge, il avait été envoyé en pension, et la niania avait été renvoyée en Crimée, où elle vivait tout près de chez Ioufan. Elle non plus, personne ne dirait son histoire. </text:p>
      <text:p text:style-name="Preformatted_20_Text">Sophie s'était retrouvée seule, comme la filiale locale de la maison Gousseff, pendant que Valéri, à défaut de se couvrir de gloire, montrait sa loyauté dans la défaite impériale des marges de l'Orient. </text:p>
      <text:p text:style-name="Preformatted_20_Text">Sophie n'a connu ni grande souffrance ni grande satisfaction, et maintenant, alors que dehors le monde s'effondre, elle dort comme elle vit, dans une irritation triste qui remplit Vsevo de pitié. Il s'assied au bord du lit. Sa mère se réveille. Elle s'assied maladroitement. Elle lui semble vieillie alors qu'elle n'a pas quarante ans. Il la serre dans ses bras. Elle semble d'abord un peu embarrassée. Puis, pour un instant seulement, ils retrouvent des sensations d'enfance, quand elle, Valéri et Vsevo vivaient encore à Mohilev. En bas, Kourakine et Stroliaroff s'agitent. Il est temps d'y aller. </text:p>
      <text:p text:style-name="Preformatted_20_Text"/>
      <text:p text:style-name="Preformatted_20_Text"><text:soft-page-break/></text:p>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de ses limite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Varègues, et elle ne sait surtout pas quand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ou proportionnel ! Et 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Et alors, ils ont décidé quoi ?, dit Vsevo.</text:p>
      <text:p text:style-name="Preformatted_20_Text">- Une seule circonscription, dit Kourakine. Mais ils auront trente-six députés, ça permettra de représenter tout le monde. </text:p>
      <text:p text:style-name="Preformatted_20_Text">- Vous imaginez, les gars ? Une assemblée constituante ? Fini le bordel, et on n'aura plus de leçons à recevoir des alliés. On sera l'empire le plus démocratiques ! Plus démocratiques que les français ! Eux, ils ne laissent pas les femmes ne voter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text:soft-page-break/>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Ils sont en-dessous, ils creusent le charbon du Donba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à peine plus de dix ans ? </text:p>
      <text:p text:style-name="Preformatted_20_Text">- Attention, Kourakine, tu parles comme un Bolchevique. Ça va bientôt être notre tour, au front, tu vas te défiler ? </text:p>
      <text:p text:style-name="Preformatted_20_Text">- Arrête ça, Stoli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Enfin, Kerenski pense qu'il arrivera à le piloter : ce n'est qu'un cosaque du Kazakhstan, Kerenski, lu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 oriental, espion militaire utile dans toutes les conquêtes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text:soft-page-break/>#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qui fait des allers et retours pour vérifier que chacun est prêt à repousser l'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nommé par Kerenski lui-même, et aux côtés des Gardes Rouges.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recruterait s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text:soft-page-break/>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s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sifflé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travestit en espoir, un chant, des chants, des Marseillaises, des Internationales, puis des slogans et soudain, comme un torrent la foule que personne ne contrôle. En Février, la foule, c'est une révolution. </text:p>
      <text:p text:style-name="Preformatted_20_Text"/>
      <text:p text:style-name="Preformatted_20_Text">En Juillet, déjà, les bolcheviques tentent de lui passer un licol, de tirer sur la bride : il ne faudrait pas qu'un soulèvement trop mal organisé serve d'excuse pour revenir à l'ordre passé. Il faut laisser la contre-révolution faire le premier mauvais pas. Le putsch de Korniloff est l'épouvantail dont Lénine et Trotsky rêvaient. Dès le mois d'août, Finis les chants, finis le désordre et l'improvisation. Finis les corp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à ces connards de Prussiens qui contrôle la Baltique, la Mer du Nord. </text:p>
      <text:p text:style-name="Preformatted_20_Text">- </text:p>
      <text:p text:style-name="Preformatted_20_Text">Il est plus facile d'ébranler la loyauté d'un marin dont la solde ne suffit pas à faire vivre l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text:soft-page-break/></text:p>
      <text:p text:style-name="Preformatted_20_Text">Kerenski se rend ensuite au palais Marinisky. C'est là que siège le "Conseil de la République." L'affaire Korniloff a repoussé la tenue des élections, et c'est ce "pré-parlement" qui tient lui d'assemblée législative. </text:p>
      <text:p text:style-name="Preformatted_20_Text"/>
      <text:p text:style-name="Preformatted_20_Text">On ordonne aux cadets et aux junker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loya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jusqu'alors installés. C'est à Smolny qu'on inculquait les bonnes manières aux jeunes filles de l'aristocratie tsariste. Mais cela ne déteint pas sur Lénine, Trotsky ou Antonoff. </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ils font peur rien qu'à les voir. </text:p>
      <text:p text:style-name="Preformatted_20_Text"><text:soft-page-break/>- C'est vrai qu'il en imposent. Viens voir ces barbes, Stolia,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s de Saint-Georges, dit Vsevo. </text:p>
      <text:p text:style-name="Preformatted_20_Text">- Bravo, on nous envoie des invalides de guerre, maintenant. </text:p>
      <text:p text:style-name="Preformatted_20_Text">- N'empêche, Stoli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 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 Tu crois que c'est encore ceux de Krondstadt ? </text:p>
      <text:p text:style-name="Preformatted_20_Text">- Ceux-là veulent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Stolia, tu as bien des ancêtres menuisiers, et ils se sont battus pour que tu sois officier, pas pour détruire l'Empire. </text:p>
      <text:p text:style-name="Preformatted_20_Text">- Eh, les gars, vous montez un soviet, ou quoi ? </text:p>
      <text:p text:style-name="Preformatted_20_Text"/>
      <text:p text:style-name="Preformatted_20_Text">Un junker leur rappelle qu'il faut couvrir la place depuis les fenêtres à l'avant du palais.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text:soft-page-break/>-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Pourtant la violence des soldates surprend les assaillants. Ils se replient vers l'Annexe du palais. Elles ne rationnent pas leurs munitions et il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text:soft-page-break/>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dit Kourakine. Ah, elle est efficace leur démocratie !</text:p>
      <text:p text:style-name="Preformatted_20_Text"/>
      <text:p text:style-name="Preformatted_20_Text">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ou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text:soft-page-break/>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è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avait été orchestré. </text:p>
      <text:p text:style-name="Preformatted_20_Text"/>
      <text:p text:style-name="Preformatted_20_Text">Petit à petit, la foule se tasse, se densifie jusqu'à devenir incompressible, à s'insinuer dans les interstices. Est-ce qu'il y a eu un signal ou est-ce un phénomène physique ? Un phénomène naturel de mécanique des fluides ? Une fois dépassée cette limite, les esprits ont basculé et la foule est devenue une meute incontrôlable. Les immenses escaliers ont été pris d'assaut, e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 sert du manche en métal sur lequel il a fixé un drapeau américain pour frapper un représentant des forces de l'ordre mis à terre par la foule. </text:p>
      <text:p text:style-name="Preformatted_20_Text">Certains gardes n'ont pas tiré, à ce moment-là, parce qu'ils so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e le pseudo Qanon. Il leur raconte les soirées pédophiles des illuminatis, les alertes contre ces choses horribles que sont la sécurité sociale, l'égalité raciale, il leur désigne les combats qui rendront enfin sa grandeur à l'Amérique : lutter contre l'avortement, contre l'homosexualité et aussi contre les livres, ces saloperies utilisées par les profs libertaires des universités libérales qui perturbent nos enfants innocents en les obligeant à prendre conscience que nos grand-pères possédaient des esclaves, que nos pères n'étaient pas obligés de s'asseoir à côtés des noirs dans le bus et que nos fils ont le droit d'aimer un garçon ou une fille si ça leur chante. </text:p>
      <text:p text:style-name="Preformatted_20_Text"/>
      <text:p text:style-name="Preformatted_20_Text"><text:soft-page-break/>Dans sa ferme à troll numérique de Saint-Pétersbourg, Evgueni Prigojine n'en revien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pou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 ceux qui crèvent du diabète parce que l'industrie pharmaceutique américaine fait une marge de mille pour cents sur l'insuline : <text:soft-page-break/>"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Il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chez ma mère, une harpe, et chez mon père, toujours ce don des Russes de faire apparaître des guitares. </text:p>
      <text:p text:style-name="Preformatted_20_Text"/>
      <text:p text:style-name="Preformatted_20_Text">Mais mon père ne chantait pas la nostalgie des steppes cosaques .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peut-être fait pour s'extirper de la nostalgie du sien. </text:p>
      <text:p text:style-name="Preformatted_20_Text"/>
      <text:p text:style-name="Preformatted_20_Text">Vers douze ou treize ans, j'ai commencé à prendre le train pour aller, seul, à l'église orthodoxe la plus proche de chez nous, alors que lui n'y mettait pas les pieds. 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il pouvait répéter cent fois des épisodes qui montraient combien sa génération était plus méritante que la nôtre. " À ton âge, si je voulais voir des copains, <text:soft-page-break/>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russe.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une salle, en Normandie, invité toute la famille. </text:p>
      <text:p text:style-name="Preformatted_20_Text"/>
      <text:p text:style-name="Preformatted_20_Text"><text:soft-page-break/>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deux lignes brisées : l'itinéraire de Vsevolode Valerievitch Gousse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Mais c'était du théâtre pour apaiser le <text:s/>sentiment d'inutilité coupable. Il n'y a jamais eu un scénario crédible dans lequel je serais allé me battre en <text:soft-page-break/>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e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nom fait rêver. Mais est-ce que c'est vrai ? Est-ce que ce n'est pas de l'agit-prop des Rouges pour tester la loyauté des ex-cadets ?</text:p>
      <text:p text:style-name="Preformatted_20_Text"/>
      <text:p text:style-name="Preformatted_20_Text">Vsevo se retrouve chez sa mère. Sophie est apathique. Parfois on frappe à la porte, on lui demande où est son mari, et quand elle répond qu'il travaille dans le bassin du Don, on fouille quand même le logement. Est-ce qu'ils cherchent l'ancien colonel, qu'on suspecte de vouloir contrer la révolution, ou simplement l'ingénieur civil qu'on assimile à la bourgeoisie réactionnaire ? Stoliaroff aussi loge chez les Gousseff. Pour le moment, rejoindre sa famille dans le Don ne serait pas prudent. Petrograd est suspendue. Plusieurs réalités semblent coïncider sans se fondre. Un matin, Vsevo trouve Stoliaroff habillé, déguisé, plutôt, avec une tenue d'ouvrier. </text:p>
      <text:p text:style-name="Preformatted_20_Text">- Tu crois que ça <text:s/>passe ? demande-t-il.</text:p>
      <text:p text:style-name="Preformatted_20_Text">- Tu es décidé ? dit Vse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e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un totem, pour se rallier les soldats fatigués de défendre les intérêts des bourgeois anglais et français. Le traité de Brest-Litovsk aurait dû apporter de <text:soft-page-break/>l'euphorie aux soldats et du soulagements à leurs mères, à leurs femmes, mais Lénine, pour gagner du temps a perdu perdant de l'espace. L'Ukraine est la Biélorussie deviennent des pays à part entière, les Bolchéviques et les Allemands également persuadés que ces pays finiront sous leur influence. 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e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e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e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evo repousse le bout de papier et s'en va. </text:p>
      <text:p text:style-name="Preformatted_20_Text"/>
      <text:p text:style-name="Preformatted_20_Text">Ce qui lui donne de l'énergie c'est l'imprimé <text:s/>qu'il reçoit le lendemain, avec cachet de la marine une autorisation de circuler datée du mois de mars 1918. Après un aller-retour rue Znamenskaia, c'est au tour de Vse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evo.</text:p>
      <text:p text:style-name="Preformatted_20_Text">-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e ne répond pas. Bien-sûr qu'il va rejoindre Valéri, bien sûr que c'est aux hommes de se battre. Mais c'est elle qui aurait dû repartir là-bas, après le divorce, parce que son nom de jeune fille résonne mieux dans les plaines du Donbass où ils se sont mariés. Sophie Kostienko. </text:p>
      <text:p text:style-name="Preformatted_20_Text"/>
      <text:p text:style-name="Preformatted_20_Text">L'injustice faite aux femmes s'étend même jusqu'après la mort. Dans l'absence de traces. On m'a dit que Sophie serait morte en 1921,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e aurait voulu ne pas pleurer. Mais elle sait, elle sent, elle, qu'ils ne se reverront pas. Vsevo a le cœur rempli de l'espoir de rejoindre Dénikine, ou Wrangel, l'espoir de renverser Lénine, et, maintenant qu'on a perdu la guerre contre les Allemands, il a le cœur rempli de l'espoir de gagner la guerre contre les bolcheviks. Sophie, elle a le cœur vide. </text:p>
      <text:p text:style-name="Preformatted_20_Text">- Faut pas pleurer, maman, grâce à Dieu, nous serons de retour avant l'été, <text:soft-page-break/>Dénikine,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 la de plus près. C'est la première blessure révolutionnaire que tu vois ? 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ka ? Eh, les gars, j'ai un matelot qui boit que du thé, là ! T'as peur de pas marcher 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evo. Les matelots relâchent leur emprise avec un air de "j'ai rien fait", et Vse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e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vouloir boire avec eux. Le wagon après celui-ci, c'est celui des malles, tu peux peut-être t'y planquer, moi, j'ai du thé à servir." </text:p>
      <text:p text:style-name="Preformatted_20_Text">Entre les deux wagons, pas de kondouktor, pas de provodnik, pas de samovar. Par <text:soft-page-break/>la porte qu'il vient d'ouvrir, Vse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evo pourrait sauter du train n'importe où, il est sûr que personne, parmi ce vrai peuple russe ne le livrerait aux diables rouges. Mais si le train n'avance pas beaucoup plus vite qu'un cheval au galop, Vsévo préfère attendre le nœud ferroviaire qio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evo jette son sac, qui rebondit sur le ballast, puis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mps, qu'il accélère. Ce rythme obsédant, ce rythme. La joue posée dans l'herbe mouillée Vse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e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 il faudrait maintenant aller défendre le Tsar déchu ou l'internationale socialiste ? Ils arrivent par bande, terrorisent un village, boivent, se servent, obligent les musiciens à jouer et les filles à danser, ils rient, boivent encore, ils pleurent et s'endorment tour à tour, ayant gardé du front l'habitude des tours de garde. Mais dans les villages, c'est encore l'attentisme. Est-ce qu'on va vraiment redistribuer la terre ? Mais est-ce qu'on va brûler les églises ? </text:p>
      <text:p text:style-name="Preformatted_20_Text"/>
      <text:p text:style-name="Preformatted_20_Text">Quand Vsevo arrive à Staryï Krym, il s'assied au fond du jardin et regarde la faible lumière derrière les fenêtres. Comment s'assurer que c'est bien son père et sa nouvelle femme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e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evo ! Avec ton uniforme, je t'ai pris pour un déserte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atiana, la nouvelle femme de Valéri les a fait stocker quand ils étaient au front, pour éviter les pillages que les bolcheviks appellent des réquisitions. <text:soft-page-break/>Li'rone de l'histoire c'est qu'elle les a envoyés à la maison Ipatieff, où le tsar et sa famille sont maintenant séquestrés. </text:p>
      <text:p text:style-name="Preformatted_20_Text">La maison des étés dorés de l'enfance s'est transformée en caserne. Valéri l'ingénieur a laissé la place au colonel Gousseff qui impose une discipline militaire. Lever, prière, gymnastique briefing répartition des tâches. Au moins, le soir, on retrouve l'ambiance d'une famille bourgeoise, Valéri peint, son invité joue de la guitare, Tatiana lit. C'est elle qui assure l'intendance, Valéri reçoit discrètement d'autres officiers, ils posent des calques sur des cartes avec des murmures de conspirateurs, et Vsevo, évidemment récupère les corvées civiles du domaine. </text:p>
      <text:p text:style-name="Preformatted_20_Text">Il doit entourer le domaine d'une clôture de fil de fer. Comme si ça pouvait empêcher les villageoise de s'emparer du vignoble si le soviet local les y autorisait. Et Ioufan, est-ce qu'il nous voit comme des ennemis, maintenant ? Un mois que Vse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e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i fait un geste qui signifie "c'est bon", puis il referme la carte dépliée sur l'unique table de la maison. Il sort deux fusils d'une horloge, le militaire avec qui il parlait tend la main :</text:p>
      <text:p text:style-name="Preformatted_20_Text">- Non, dit Valéri, toi tu rejoins ton régiment, tu transmets ce qu'on a convenu.</text:p>
      <text:p text:style-name="Preformatted_20_Text">- Il laisse à Tatiana un des fusils, tend l'autre à Vsevo et se contente de son pistolet. </text:p>
      <text:p text:style-name="Preformatted_20_Text"/>
      <text:p text:style-name="Preformatted_20_Text">Du haut du vignoble, on ne voit finalement que cinq jeunes hommes qui remontent la colline en longeant la vigne, ne se cachant même plus. On entend même des rires. Malgré sa silhouette imposante, Valéri avance rapidement et silencieusement. Il rampe pour traverser un an à un les rangs de vigne puis il s'immobilise, désormais invisible. Vse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i a dit : " Au signal, tu tires en l'air, et s'ils ne tirent pas vers toi, <text:s text:c="2"/>tu cours de l'autre côté du chemin et tu tires à nouveau." Au signal, mais quel signal ? Mais Valéri rampait déjà. </text:p>
      <text:p text:style-name="Preformatted_20_Text">Une détonation, Vse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evo se lève et tient le grope en joue. Des déserteurs, blouses de paysans sur m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evo ne tirera pas et ils détalent courbés entre deux rangs de vigne. </text:p>
      <text:p text:style-name="Preformatted_20_Text">Après la surpris, Vse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i s'approche de la bobine de fil de fer laissée par Vsevo, il s'avance dans les vignes et choisit un poteau assez haut pour y attacher un des fusils des déserteurs. Vsevo l'imite quelques mètres plus loin. </text:p>
      <text:p text:style-name="Preformatted_20_Text">- Si on doit fuir en urgence, on ne sera jamais désarmés. </text:p>
      <text:p text:style-name="Preformatted_20_Text"><text:soft-page-break/>Dans la même phrase, le danger et la riposte, le poison et l'antidote. </text:p>
      <text:p text:style-name="Preformatted_20_Text">Le lendemain Valéri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e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Nous n'étions pas invités pour la cuite et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text:p>
      <text:p text:style-name="Preformatted_20_Text">Ou alors, je raconte tout ça pour justifier une carrière chaotique, une errance professionnelle qui m'amène, à presque cinquante ans, un âge que Vsevo n'a jamais atteint, à passer encore des entretiens d'embauche ou des concours de la fonction publique. </text:p>
      <text:p text:style-name="Preformatted_20_Text"><text:soft-page-break/>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Mais tu as bien une sauvegarde quelque part ? Sur ton google ? dit ma mère. Je vais te chercher une clé USB.</text:p>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eri Iakovlevitch Gousse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el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 fauteuil capitonné, des éléments ponctuels où m'on peut espérer que le réel et le récit coïncident. Comme cet autre document notarié, daté d'octobre 1918 : Valéri autorise son fils à s'engager dans "l'armée russe", levée par les généraux Alexeev et Korniloff. Vse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evo retrouve Stoliaroff. Ils avaient rêvé de batailles rangées, de coups de canon tirés depuis de puissants destroyers, du prestige des épaulettes dorées de leurs pères, et on leur fournissait des uniformes des uniformes de toile kaki/ </text:p>
      <text:p text:style-name="Preformatted_20_Text">- Regarde ça, dit Vsevo. À part la couleur, on dirait les bleus de chauffe des Gardes Rouges de l'usine Poutiloff. </text:p>
      <text:p text:style-name="Preformatted_20_Text">- - Parle moins fort, dit Stoliaroff, il faut que je t'explique. </text:p>
      <text:p text:style-name="Preformatted_20_Text">Micha Stoliaroff est arrivé avec quelques mois d'avance sur Vsevo. Il les a vus arriver, lui, les volontaires en retraite de la première campagne du Kouban. </text:p>
      <text:p text:style-name="Preformatted_20_Text"/>
      <text:p text:style-name="Preformatted_20_Text"><text:soft-page-break/>"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s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d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 le cœur a mal, mais la peau se réjouit."</text:p>
      <text:p text:style-name="Preformatted_20_Text"/>
      <text:p text:style-name="Preformatted_20_Text">À Novorossisk, l'armée des volontaires devient véritablement une armée. Stoliaroff et Vsevo attendent de recevoir une affectation pour la campagne qui reprend. </text:p>
      <text:p text:style-name="Preformatted_20_Text">- Dis-donc, demande l'officier qui s'en occupe, Gousseff, Vse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evo ne sait pas s'il parle du nom de son père ou de celui du train, qui fait référence à un grand-prince de Moscou du quatorzième siècle. De toute façon,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c'est pas qu'il n'a pas de blindage, il n'a même pas de murs, on ne va pas grimper sur cette plateforme, quand-même, dit Stoliaroff. </text:p>
      <text:p text:style-name="Preformatted_20_Text">- À mon avis, Misha, dit Vsevo, c'est un wagon martyr. Si les Rouges ont miné la voie, c'est lui qui sautera, pas la locomotive. </text:p>
      <text:p text:style-name="Preformatted_20_Text">- T'es un malin, Cadet !</text:p>
      <text:p text:style-name="Preformatted_20_Text">- Pardon, mon lieutenant, on ne vous avais pas vu, dit Stoliaroff. </text:p>
      <text:p text:style-name="Preformatted_20_Text">Ils font un salut réglementaire. </text:p>
      <text:p text:style-name="Preformatted_20_Text">- Mon père est ingénieur, il a construit des gares, alors il s'intéresse aux trains, dit Vsevo. </text:p>
      <text:p text:style-name="Preformatted_20_Text"><text:soft-page-break/>-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evo et Stoliaroff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evo sent sur son épaule la main crispée de Stoliaroff. Le bruit des balles sur le blindage ressemble au bruit de la grêle sur le toit d'une isba : le bruit du danger, de la mort imminente. Et pour Vsevo, c'est le signal de la dissociation. Quand on se met à tirer, Stoliaroff resserre un peu plus sa main sur l'épaule de son camarade, ses doigts semblent traverser l'uniforme jusqu'à la clavicule <text:s/>crispée de Vsevo, qui regarde calmement les servants et la mitrailleuse. Il la détaille alors qu'elle expulse des douilles dans toutes les directions. Si on voit sauter des douilles, c'est que des balles partent ! Incroyable, quand on y pense, 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delà de l'aiguillage. </text:p>
      <text:p text:style-name="Preformatted_20_Text">Pour les Rouges, la retraite est coupée. Maintenant, il faut tenir. Normalement, <text:soft-page-break/>un autre train suit, sans blindage mais avec des renforts d'infanterie, et même un wagon à bestiaux pour de la cavalerie. Il faut passer le refuge et freiner, mais dans les wagons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st-ce qu'il ne freine pas, ce...</text:p>
      <text:p text:style-name="Preformatted_20_Text">Vsevo se retourne. Dans la locomotive, le chauffeur se tient à sa pelle à charbon, éventré, debout mais mort. Stoliaroff est allongé au sol. </text:p>
      <text:p text:style-name="Preformatted_20_Text">- Micha, Micha, lui crie Vsevo. </text:p>
      <text:p text:style-name="Preformatted_20_Text">Stoliaroff relève la tête, il n'a pas l'air trop mort alors Vse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evo regarde sa bouche, il sent sa main sur son épaule, juste là où Micha avait enfoncé ses doigts tout à l'heure. C'est une épaule centrale, on dirait. On dirait aussi que le lieutenant le félicite. C'est vrai, Vsevo trouve lui aussi qu'il a su relâcher la pression de la locomotive, ouvrir la porte de la chaudière et actionner le frein, pour une première. Mais Oglobianski parle de fierté, de courage, et qui dit courage dit danger, dit peur et soudain Vse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autant. C'est tellement banal que les journaux télévisés ont cessé d'en parler. </text:p>
      <text:p text:style-name="Preformatted_20_Text">Mais là, <text:s/>il y a de la nouveauté technologique, alors on en parle : une nouvelle <text:soft-page-break/>arme balistique, et tant pis si personne ne comprend vraiment la différence avec les précédents missiles. Paris à deux minutes de n'importe quel pas de tir poutinien. Je vais consulter quelques sources et mes troubles de l'attention me font sauter de lien en lien jusqu'à la page Wikipédia de Dnipro. Anciennement Dniepropetrovsk. Plus anciennement encore, Ekaterinbourg.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 blanche démarre avec des succès inattendus. Déjà, on traverse le Don en direction de l'Ouest. Comme toujours, Vsevo apprend vite : il peut maintenant occuper n'importe quel poste sur 'importe quel train. Mais le plus souvent Stoliaroff et lui sont affectés à la locomotive. Stoliaroff a une vue perçante, et une capacité stupéfiante à repérer une verste à l'avance le moindre mouvement suspect. Vse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Les Allemands, ils sont encore à Kiev ? Non, il paraît qu'ils sont partis en décembre. Mais alors, l'Hetman Skoropoadski, c'est lui qui est au pouvoir ? C'est un cosaque, non ? On va pouvoir s'entendre avec lui. Mais non, c'est Petlioura, maintenant. Qui ? Petourra ? Petlioura, je te dis. C'est un nationaliste. Il dit qu'il n'y a pas de Petits-Russes, seulement des Ukrainiens. 9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éviques."</text:p>
      <text:p text:style-name="Preformatted_20_Text">Le train est un village qui se déplace. Les postes télégraphiques propagent <text:s/>depuis l'arrière les instructions de l'état-major, les renseignements de l'avant,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llir de l'eau. Stoliaroff sait sur quelles fougères il faut tirer : leurs racines font une tisane amère au gout de réglisse, ce qu'il y a de moins pire <text:soft-page-break/>quand on n'a plus de thé. </text:p>
      <text:p text:style-name="Preformatted_20_Text">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L'automne commence à peine, mais le manque de bottes de cuir se fait déjà sentir. Certains ont pu négocier des bottes de laine feutrée auprès des villageois. D'autres ont des souliers civils. La hantise, ce sont les sandales d'écorce de tilleul, les chaussures du dernier recours. Ils sont nombreux à avoir perdu des orteils l'an dernier, pendant la campagne de glace. Mais quand Stoliaroff s'apprête à s'endormir, Vse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text:p>
      <text:p text:style-name="Preformatted_20_Text">Cette nuit là, oui, ça change quelque chose. Le feu est éteint et d'abord Stoliaroff pense que c'est le froid qui l'a réveillé. Ou le cri d'une chouette, qu'il entend à nouveau. D'un côté, puis de l'autre. Mais maintenant qu'il est tout à fait sorti du sommeil, il entend des pas, et peut-être des chuchotements. Un coup de coude à Vse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evo et Stoliaroff arment leur fusil aussi silencieusement que possible. Bouger ? ramper ? Tirer ? Et après, impossible de fuir.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e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glacée,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Le lendemain, il s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D'ailleurs, on ravitaille à plein. </text:p>
      <text:p text:style-name="Preformatted_20_Text">- Avec ça, vous avez assez de charbon pour remonter jusqu'à Moscou, plaisante le chef de gare. Et même à Petrograd. </text:p>
      <text:p text:style-name="Preformatted_20_Text">Vse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text:soft-page-break/></text:p>
      <text:p text:style-name="Preformatted_20_Text">Cette fois-ci, on a du renseignement, pas comme à Sviajsk, où on avait laissé s'échapper Trotsky et son train parce qu'on combattait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text:p>
      <text:p text:style-name="Preformatted_20_Text">Au moins, on a récupéré des canons de marine, et celui qu'on a monté sur le troisième wagon peut enfin pivoter dans toutes les directions.</text:p>
      <text:p text:style-name="Preformatted_20_Text">Avant même que l'ordre de l'état 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sevo et Stoliaroff seront de locomotive. Première ligne de la première ligne. Cette fois, être derrière une mitrailleuse aurait été moins effrayant. Le ciel gris et une sale petite pluie fine mêlée de neige précoce empêchent de voir bien loin. </text:p>
      <text:p text:style-name="Preformatted_20_Text">Le rythme du train ne ressemble plus à une musique mais au bruit d'une pompe qui, à chaque passage de rail, ferait augmenter la pression. <text:s/>Les mâchoire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e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emande Vse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font plus rien pour nous. Ils sont restés sur la côte, dans les terres, ils ont peur des populations. dit Vse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de tous les bolchéviques. Mais Vsevo a aussi entendu ce qu'il ne peut s'mpêecher de ressentir aussi : il y a plus de notables, de planqués, pour qui on se bat mais qui ne sont pas derrière un fusil, comme ils n'étaient pas au front en mille neuf cent quatorze. </text:p>
      <text:p text:style-name="Preformatted_20_Text">Pour changer de sujet ils parlent du dernier train qu'on a récupéré des Rouges le moois dernier et qu'on a envoyé à l'armée des cosaques du Don pour appuyer leur avancée sur Tsaritsine. </text:p>
      <text:p text:style-name="Preformatted_20_Text">- Ce blindage, mon vieux. Tu enca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text:soft-page-break/>- Tu arroses, tu arroses, tu as un angle latéral merdique, avec ça, tu peux viser que de bas en haut, quasiment. </text:p>
      <text:p text:style-name="Preformatted_20_Text">- Ouais, ben quand tu roules, tu t'en fous. </text:p>
      <text:p text:style-name="Preformatted_20_Text">- À l'arrêt en revanche.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Une rafale interrompt la conversation. Ça réplique, on ne ralentit pas, un avant poste, ou une bande, rien de grave. Les ordres remontent depuis le wagon arrière. </text:p>
      <text:p text:style-name="Preformatted_20_Text">La pluie a cessé, la couche de nuage est plus fine et la vue se dégage. Devant, encore loin on peut deviner la grande courbe avant laquelle l'ordre est de ralentir. </text:p>
      <text:p text:style-name="Preformatted_20_Text">- Ouvre, on recharge en charbon, dit Vse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Quoi, s'ils ont mis des gardes,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Braoum. Ça y est, les obus tombent, ils ont de l'artillerie, les salauds. Ça tire dans tous les sens. Derrière es mitrailleuses, le deuxième servant charge les bandes de munition pendant que le premier tire, courbé derrière la protection trop maigre. </text:p>
      <text:p text:style-name="Preformatted_20_Text">Vse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s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y lui-même. Il pointe un doigt rageur vers les deux chauffeurs, mais il tombe à la renverse, on vient de percuter une première barricade fait d poutres et de traverses. </text:p>
      <text:p text:style-name="Preformatted_20_Text">Un rail est ombé du wagon martyr devant la locomotive, il frotte contre la voie, s'il se coince... Il se coince ! Il se dresse vers le ciel et le wagon l'envoie au ciel, d'où il retombe en perforant la poitrine d'un des soldats rouges qui s'effondre. Certains d'entre eux continuent à tirer, d'autres s'enfuient, d'autres encore, que la peur a rendu bêtes courent le long des rails au lieu de s'en éloigner et quand la mitrailleuse les fuache, Vsevo remarque à quel point le train roule lentement. Si près des voies on aurait dû les dépasser sans avoir le temps de les viser. Il se retourne pour aller recharger la chaudière mais Stoliaroff l'a devancé. Il repasse la tête au dehors. De chaque côté défilent les poutres entrelacées, les rivets ressemblent à des points de couture : on traverse le pont. Depuis les wagons monte une clameur victorieuse : l'armée des Volontaires prend pied sur la rive droite du Dniepr !</text:p>
      <text:p text:style-name="Preformatted_20_Text">Stoliaroff y répond pas trois coups de sifflets bref, puis diminue la vapeur, on commence le freinage, le crissement du métal couvre, pour un instant encore l'engueulade dont le lieutenant va les gratifier. </text:p>
      <text:p text:style-name="Preformatted_20_Text">À l'arrêt, Vse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text:soft-page-break/>- Leurs trains sont de vrais trains blindés, avec de l'acier jusqu'aux essieux, deux fois plus de wagons que les nôtres, sûrement quatre fois plus lourds. </text:p>
      <text:p text:style-name="Preformatted_20_Text">- Justement, s'il avait été sur le pont, on se serait écrasé dessus comme une pêche mur contre un bloc de marbre. </text:p>
      <text:p text:style-name="Preformatted_20_Text">- C'est justement cela, mon lieutenant. Un bloc de marbre, c'est trop lourd pour qu'on le stationne sur un pont comme celui-ci. Le faire traverser à vitesse mesurée ? Oui. Mais y rester ? Un seul tire de canon, même du soixante seize, et sûremetn de cent vingt, et c'est l'effondrement assuré. </text:p>
      <text:p text:style-name="Preformatted_20_Text">- Ah, parce qu'on s'y connaît en pont, alors ? </text:p>
      <text:p text:style-name="Preformatted_20_Text">Vsevo ne répond rien. Il repense aux grandes feuilles bleuies par le soleil ou les lignes blanches dessinaient des arches et des treillis, et au doigt de son père Valéri qui montre : c'est ici et ici qu'il faudrait renforcer, ou alors raccourcir la travée... </text:p>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qui ne cherche qu'une chose, l'ennemi? </text:p>
      <text:p text:style-name="Preformatted_20_Text">Le soir, on dort dans des casernes où l'ennemi dormait la veille, dans des draps qui portent encore son odeur, où se dessine encore la forme de son corps épuisé. <text:s/>Le matin, c'est un autre monde, parce que le truc avec la guerre, c'est que ce n'est pas la guerre tout le temps, et ce n'est surtout pas tout le monde à la guerre. Alors on <text:s/>les croise, les civils, dont les lois de la guerre nous disent : ni ami, ni ennemi. </text:p>
      <text:p text:style-name="Preformatted_20_Text">Vsevo et Stoliaroff passent devant le lycée moderne d'Ekaterinoslav. Il y a de la lumièr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on mérite bien de manger, bordel ! Et les paysans cachent leur grain, leur lait, leurs cochons. C'est eux les cochons, qui nous laisseraient crever de faim. </text:p>
      <text:p text:style-name="Preformatted_20_Text">Il faut reconnaître aux paysans que pour sauver un cheval ils égorgeraient avec la même absence de scrupule un Bolchévique ou un Volontaire. </text:p>
      <text:p text:style-name="Preformatted_20_Text">Dans les stanitsas d'Ukraine, chaque paysan n'est qu'à une réquisition de 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sort de la mine à temps, les trains... ils l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un préfet, pourvu qu'on paye les fonctionnaires. </text:p>
      <text:p text:style-name="Preformatted_20_Text">Ça n'empêche pas les règlements de compte, les dénonciations. Après quelques jours, quand on entend des détonations, ce ne sont plus des combats, juste des exécutions. </text:p>
      <text:p text:style-name="Preformatted_20_Text"><text:soft-page-break/>- Viens, on se casse, dit Stoliaroff. </text:p>
      <text:p text:style-name="Preformatted_20_Text">- Où veux tu qu'on aille ? répond Vsevo. </text:p>
      <text:p text:style-name="Preformatted_20_Text">- J'en sais rien, on va à la gare. Voir les trains. J'ai pas envie d'assister à...</text:p>
      <text:p text:style-name="Preformatted_20_Text">Mis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evo, gêné...</text:p>
      <text:p text:style-name="Preformatted_20_Text">- Quoi ? On n'est pas assez bien pour vous ? C'est parce qu'on n'est que des fantassins,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evo se demande si c'est une serveuse ou une prostituée, mais ça n'a pas tellement d'importance. Il boit. Stoliaroff aussi, mais il regarde autour de lui, l'air inquiet. On trouve du tabac, on fume. On n'a plus l'habitude. Ni de boire autant d'alcool, ni d'avoir aussi chaud, ni de ce bruit : musique, rire, cris. </text:p>
      <text:p text:style-name="Preformatted_20_Text">Alors ils sortent fumer dehors. Le froid leur fait du bien. Le silence. </text:p>
      <text:p text:style-name="Preformatted_20_Text">- Merde, regarde, dit Stoliaroff en poussant Vsevolode du coude. </text:p>
      <text:p text:style-name="Preformatted_20_Text">- Quoi, les silhouettes ? </text:p>
      <text:p text:style-name="Preformatted_20_Text">- Ouais, si c'est des officiers on va se faire engueuler. </text:p>
      <text:p text:style-name="Preformatted_20_Text"/>
      <text:p text:style-name="Preformatted_20_Text">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evo, hilare, si ça se trouve, c'est mon paternel qui a dessiné les plans !</text:p>
      <text:p text:style-name="Preformatted_20_Text">- Viens, on rentre, on se fait remarquer par des officiers, comme ça demain, si on nous reproche de rater l'appel, on dira qu'on voulait se rendre utile à la gare. </text:p>
      <text:p text:style-name="Preformatted_20_Text"/>
      <text:p text:style-name="Preformatted_20_Text">À l'intérieur ils dessaoulent brutalement. Les militaires repoussent les civils qui veulent s'embarquer dans n'importe quel train. </text:p>
      <text:p text:style-name="Preformatted_20_Text">Eh, quoi, on veut s'enfuire, maintenant ? On a des choses à se reprocher ? On n'est plus protégé par ses copains rouges ? Mais non, mais non enfin, c'est le contraire, ils nous empêchaient de partir, on veut juste rentrer chez nous. Eh, toi, d'abord, t'as l'air bien jeune, pourquoi tu t'engages pas ? Je suis médecin, lieutenant. Je suis pas lieutenant, t'as pas appris à lire un grade ? Et puis on a besoin de médecins. Mais j'a plus de quarante ans. Quarante ans ? Tu parles. Tu crois que je suis né de la dernière averse. Montre tes papiers, salaud. </text:p>
      <text:p text:style-name="Preformatted_20_Text"/>
      <text:p text:style-name="Preformatted_20_Text">Avec leur uniforme, Vsevo et Misha passent sans problème. Mais pour aller où ? Ils avancent sur un quai sans train. Ils traversent des voies. Ils marchent et <text:soft-page-break/>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demain et ils attaqueront à l'aube. </text:p>
      <text:p text:style-name="Preformatted_20_Text">Au loin quelques coups de feu éclatent. L'employé d ela gare qui les a interpellés commente. </text:p>
      <text:p text:style-name="Preformatted_20_Text">- C'est comme ça dpeuis ce matin. Tantôt ça tire en ville, surtout là bas, dans le quartie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 </text:p>
      <text:p text:style-name="Preformatted_20_Text">- Allez, tire un peu, feignasse, c'est moi qui fait tout le boulot...</text:p>
      <text:p text:style-name="Preformatted_20_Text">- Tu rigoles, on va bien assez vite, on n'y voit rien, 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it est transpercée de lueurs qu'ils commencent à avoir peur. Et s'ils avaient rejoint l'arrière garde rouge ? </text:p>
      <text:p text:style-name="Preformatted_20_Text">Sur les bords de la voie ferrée, des groupes d'hommes sont rassemblés autour de feux de camps. Depuis la draisine, impossible de voir s'il s'agit de civils ou de militaires. Sans se concerter, ils cessent d'actionner le levier qui poursuit sur son erre. Ses grincements discrets leur semblent un tintamarre. Chacun regarde d'un côté de la voie, les yeux tendus vers l'obscurité, les oreilles avides du moindre signe de présence sur les côtés. Mais l'obstacle qu'ils percutent était droit devant eux. Stoliaroff heurte le levier. Vse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evo se remet de son choc : "Putain, j'ai rien, pas un pistolet, pas même un couteau, on est foutus."</text:p>
      <text:p text:style-name="Preformatted_20_Text">Mais rien ne bouge. Pas même Stolia. Est-ce qu'il est inconscient ? Pas un bruit. </text:p>
      <text:p text:style-name="Preformatted_20_Text">La transpiration plaque la chemise sur la peau. Si on bouge, on va se faire zigouiller, si on ne bouge pas, on va crever de froid. Un bruit de ballast. Un silence. "Ah, merde." Vsevo a crié malgré lui. C'est Misha qui vient de lui toucher l'épaule. </text:p>
      <text:p text:style-name="Preformatted_20_Text">Ils se lèvent, marchent doucement, chuchotent en longeant le train. </text:p>
      <text:p text:style-name="Preformatted_20_Text">- Ils ont laissé un train entier, ces salauds. </text:p>
      <text:p text:style-name="Preformatted_20_Text">- Tu crois qu'ils ont manqué de charbon ? </text:p>
      <text:p text:style-name="Preformatted_20_Text">- Dans la chaudière, peut-être, mais regarde, le premier wagon est rempli ras la gueule.</text:p>
      <text:p text:style-name="Preformatted_20_Text">- Tu crois qu'ils préparent une attaque à l'aube ? </text:p>
      <text:p text:style-name="Preformatted_20_Text"><text:soft-page-break/>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text:p>
      <text:p text:style-name="Preformatted_20_Text">- Makhno est contre nous, mais avec personne. </text:p>
      <text:p text:style-name="Preformatted_20_Text">Sans se concerter, sans même vraiment le décider, presque par habitude, tout en continuant à parler à voix basse, Vsevolode et Misha répètent les gestes qu'ils ont fait cent fois. Leurs gests sont si rodés qu'ils ne font presque pas de bruit. Déjà la chaudière monte en température. Chaque pelleté de charbon mais résonne, mais comme une carotte crue qu'on croquerait au milieu de funérailles : gênante, incongrue, mais pas tonitruante. </text:p>
      <text:p text:style-name="Preformatted_20_Text">Pourtant, le son de la porte en métal rebondit sur l'air glacé qui les entoure, la nuit d'obsidienne absorbe la lumière mais réfléchit les bruits de vapeur, traîtres qui s'échappent et crient à l'entour : ils sont là !</text:p>
      <text:p text:style-name="Preformatted_20_Text">Un éclair de lucidité : Vsevo détache les wagons. Voilà, le premier tour de roue. Le fracas est énorme. La locomotive s'ébranle mais rien n'a l'air d'avancer. Pourtant un autre tour de roue, et un autre, imperceptiblement moins lent. </text:p>
      <text:p text:style-name="Preformatted_20_Text">Vsevo sait quel levier pousser, quelle manivelle tourner, mais une voix les interpelle dans la nuit. D'abord c'est une simple question. " Qu'est ce que vous faites ? Qui vous a dit de...", une question répétée, "Qu'est-ce que vous faites, mais qu'est-ce que vous faites, camarades ?" ça se me à crier et Stoliaroff aussi : " À terre, à terre, ils vont tirer !"</text:p>
      <text:p text:style-name="Preformatted_20_Text">Vsevo se plaque et se brûle contre la paroi de la chaudière hurlante, mais il reste debout. Il surveille la pression. Mais personne ne tire, car personne ne semble comprendre ce qui se passe. Vse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chauqe courbe. Un poste qu'ils avaient croisé sans le voir, et plus miraculeux, sans en être vu, leur fait signe de s'arrêter, mais juste comme on prévient des machinistes idiots : "au-delà de cette limite votre ticket n'est plus valable ! Au-delà de cette limite, c'est la guerre, les gars !"</text:p>
      <text:p text:style-name="Preformatted_20_Text">La locomotive galope vers le soleil qui se lève. Vsevo plisse les yeux, bientôt ils pourront voir se découper les ridicules tours de la gare. Son visage couvert de suie noire, d'où ressortent ces yeux d'acier dont l'éclat se devine sur les rares photos en noirs et blancs des archives familiales, ressemble à l'archétype de ceux qu'ils combattent : un jeune prolétaire dont le visag eencharbonné est traversé par l'éclair lumineux de son sourire. </text:p>
      <text:p text:style-name="Preformatted_20_Text">- Bystrié, tavarichtch, plus vite, camarade ! lui lance Stoliaroff, et ils regardent, hilares, la plaine glacée. </text:p>
      <text:p text:style-name="Preformatted_20_Text">- Je crois qu'avec ça, on ne devrait pas nous engueuler même si on a raté l'appel !</text:p>
      <text:p text:style-name="Preformatted_20_Text">- </text:p>
      <text:p text:style-name="Preformatted_20_Text"/>
      <text:p text:style-name="Preformatted_20_Text">---</text:p>
      <text:p text:style-name="Preformatted_20_Text"/>
      <text:p text:style-name="Preformatted_20_Text"># 36_Trente_six mon poing dans la gueule</text:p>
      <text:p text:style-name="Preformatted_20_Text"/>
      <text:p text:style-name="Preformatted_20_Text">Je ne sais pas précisément ce qui a valu à Vsevo d'être décoré de l'ordre de saint Georges, la prise du pont, le train qu'il a subtilisé à l'armée adverse ou un autre exploit que je ne connaîtrais jamais. Dans le fichier que j'ai retrouvé il est simplement indiqué : pour plus de précision consulter les états de service. C'est donc qu'ils existent, que quelqu'un les a quelque part. Peut-être réapparaitront-ils tout seuls, comme ce cahier à la couverture entoilée dnas lequel Vsec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s ouvert et me serais dit : "jamais je n'arriverai à déchiffrer tout ça." Et puis un jour, j'ai <text:soft-page-break/>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text:p>
      <text:p text:style-name="Preformatted_20_Text">J'ai appelé ma professeur de lycée. D'un an ou deux plus âggée que mon père, elle l'avait croisé dans la cours du collège où il était venu m'inscrire : </text:p>
      <text:p text:style-name="Preformatted_20_Text">- Boris ? Boris Vse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Russe à des gosiers français. Mo premier garçon a eu des cours de Russe au collège, pus par correspondance. Je ne lui jette pas la pierre, parce que le peu que j'ai vu de ses cours, ça paraissait foutraque, mais je ne suis pas sûr qu'il survivrait une semaine à Moscou. Si tu veux mon avis, les français sont aussi capables d'enseigner le russe que de réussir une Paskha [ Note : Dessert traditionnel de p^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rnet. En deux jours nous n'avons transcrit que cinq pages. Des nouvelles banales, des mondanités, et, au détour d'une phrase qui n'annonce rien de spéciale : </text:p>
      <text:p text:style-name="Preformatted_20_Text">" Tu as toujours cette balle que j'avais rapporté du front ? Tu te rappelles comme la mitrailleuse arrosait : tchakatchakatchak !"</text:p>
      <text:p text:style-name="Preformatted_20_Text">Souvent, il faut faire des pauses : c'est un travail harassant. Et je vois ma professeure fatiguer malgré son énergie hors du commun pour une femme de son âge. Comme je voyais mon oncle fatiguer quand je l'interviewais avec l'enregistreur allumé. </text:p>
      <text:p text:style-name="Preformatted_20_Text">Il y a une égo¨si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le de ceux qui prennent un peu du leur pour m'apprendre ce qu'ils savent. </text:p>
      <text:p text:style-name="Preformatted_20_Text">Et pourtant, petit à petit, les attitudes, les rôls, les positions s'effacent, petit à petit se dessine une com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nedre notre vie possible, cette vie si facile, qui devait être si confortable qu'on en culpabilise, et de l'autre côté, le sentiment inavouable que quelque chose cloche. </text:p>
      <text:p text:style-name="Preformatted_20_Text">Vsevo a dix-sept ans et cela fait déjà un an qu'il combat au sein de l'armée de Dénikine. </text:p>
      <text:p text:style-name="Preformatted_20_Text">Mon fils à dix-sept ans. </text:p>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63" meta:paragraph-count="1012" meta:word-count="39863" meta:character-count="229735" meta:non-whitespace-character-count="190311"/>
    <meta:generator>LibreOffice/7.3.7.2$Linux_X86_64 LibreOffice_project/30$Build-2</meta:generator>
  </office:meta>
</office:document-meta>
</file>